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ext-properties style:font-name="Liberation Sans" fo:font-weight="normal" style:font-weight-asian="normal" style:font-weight-complex="normal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96.47mm" svg:y="98.07mm">
            <draw:object draw:notify-on-update-of-ranges="Sheet1.A22:Sheet1.A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office:value-type="string" calcext:value-type="string">
            <text:p>Raw: 18744 <text:s text:c="3"/>sampled: 1887.671 <text:s text:c="2"/>given: 16000 <text:s text:c="2"/>gain: 8.4760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8744 <text:s text:c="3"/>sampled: 1887.671 <text:s text:c="2"/>given: 16000 <text:s text:c="2"/>gain: 8.4760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573 <text:s text:c="3"/>sampled: 1769.742 <text:s text:c="2"/>given: 15000 <text:s text:c="2"/>gain: 8.4758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573 <text:s text:c="3"/>sampled: 1769.742 <text:s text:c="2"/>given: 15000 <text:s text:c="2"/>gain: 8.4758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402 <text:s text:c="3"/>sampled: 1651.813 <text:s text:c="2"/>given: 14000 <text:s text:c="2"/>gain: 8.4755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401 <text:s text:c="3"/>sampled: 1651.712 <text:s text:c="2"/>given: 14000 <text:s text:c="2"/>gain: 8.4760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5230 <text:s text:c="3"/>sampled: 1533.783 <text:s text:c="2"/>given: 13000 <text:s text:c="2"/>gain: 8.475776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Raw: 15230 <text:s text:c="3"/>sampled: 1533.783 <text:s text:c="2"/>given: 13000 <text:s text:c="2"/>gain: 8.475776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9" office:value-type="string" calcext:value-type="string">
            <text:p>Raw: 14059 <text:s text:c="3"/>sampled: 1415.854 <text:s text:c="2"/>given: 12000 <text:s text:c="2"/>gain: 8.475451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14058 <text:s text:c="3"/>sampled: 1415.753 <text:s text:c="2"/>given: 12000 <text:s text:c="2"/>gain: 8.476054</text:p>
          </table:table-cell>
          <table:table-cell table:number-columns-repeated="9"/>
          <table:table-cell table:style-name="ce8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Raw: 12888 <text:s text:c="3"/>sampled: 1297.925 <text:s text:c="2"/>given: 11000 <text:s text:c="2"/>gain: 8.475067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12888 <text:s text:c="3"/>sampled: 1297.925 <text:s text:c="2"/>given: 11000 <text:s text:c="2"/>gain: 8.475067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11716 <text:s text:c="3"/>sampled: 1179.895 <text:s text:c="2"/>given: 10000 <text:s text:c="2"/>gain: 8.47533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11716 <text:s text:c="3"/>sampled: 1179.895 <text:s text:c="2"/>given: 10000 <text:s text:c="2"/>gain: 8.47533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10545 <text:s text:c="3"/>sampled: 1061.966 <text:s text:c="2"/>given: 9000 <text:s text:c="2"/>gain: 8.474848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10545 <text:s text:c="3"/>sampled: 1061.966 <text:s text:c="2"/>given: 9000 <text:s text:c="2"/>gain: 8.474848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9374 <text:s text:c="3"/>sampled: 944.0369 <text:s text:c="2"/>given: 8000 <text:s text:c="2"/>gain: 8.474245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9374 <text:s text:c="3"/>sampled: 944.0369 <text:s text:c="2"/>given: 8000 <text:s text:c="2"/>gain: 8.474245</text:p>
          </table:table-cell>
          <table:table-cell table:number-columns-repeated="1023"/>
        </table:table-row>
        <table:table-row table:style-name="ro1" table:number-rows-repeated="3">
          <table:table-cell table:style-name="ce9"/>
          <table:table-cell table:number-columns-repeated="1023"/>
        </table:table-row>
        <table:table-row table:style-name="ro1">
          <table:table-cell table:style-name="ce9" office:value-type="float" office:value="8.476054" calcext:value-type="float">
            <text:p>8.476054</text:p>
          </table:table-cell>
          <table:table-cell table:number-columns-repeated="1023"/>
        </table:table-row>
        <table:table-row table:style-name="ro1">
          <table:table-cell table:style-name="ce9" office:value-type="float" office:value="8.476054" calcext:value-type="float">
            <text:p>8.476054</text:p>
          </table:table-cell>
          <table:table-cell table:number-columns-repeated="1023"/>
        </table:table-row>
        <table:table-row table:style-name="ro1">
          <table:table-cell table:style-name="ce9" office:value-type="float" office:value="8.475813" calcext:value-type="float">
            <text:p>8.475813</text:p>
          </table:table-cell>
          <table:table-cell table:number-columns-repeated="1023"/>
        </table:table-row>
        <table:table-row table:style-name="ro1">
          <table:table-cell table:style-name="ce9" office:value-type="float" office:value="8.475813" calcext:value-type="float">
            <text:p>8.475813</text:p>
          </table:table-cell>
          <table:table-cell table:number-columns-repeated="1023"/>
        </table:table-row>
        <table:table-row table:style-name="ro1">
          <table:table-cell table:style-name="ce9" office:value-type="float" office:value="8.475537" calcext:value-type="float">
            <text:p>8.475537</text:p>
          </table:table-cell>
          <table:table-cell table:number-columns-repeated="1023"/>
        </table:table-row>
        <table:table-row table:style-name="ro1">
          <table:table-cell table:style-name="ce9" office:value-type="float" office:value="8.476054" calcext:value-type="float">
            <text:p>8.476054</text:p>
          </table:table-cell>
          <table:table-cell table:number-columns-repeated="1023"/>
        </table:table-row>
        <table:table-row table:style-name="ro1">
          <table:table-cell table:style-name="ce9" office:value-type="float" office:value="8.475776" calcext:value-type="float">
            <text:p>8.475776</text:p>
          </table:table-cell>
          <table:table-cell table:number-columns-repeated="1023"/>
        </table:table-row>
        <table:table-row table:style-name="ro1">
          <table:table-cell table:style-name="ce9" office:value-type="float" office:value="8.475776" calcext:value-type="float">
            <text:p>8.475776</text:p>
          </table:table-cell>
          <table:table-cell table:number-columns-repeated="1023"/>
        </table:table-row>
        <table:table-row table:style-name="ro1">
          <table:table-cell table:style-name="ce9" office:value-type="float" office:value="8.475451" calcext:value-type="float">
            <text:p>8.475451</text:p>
          </table:table-cell>
          <table:table-cell table:number-columns-repeated="1023"/>
        </table:table-row>
        <table:table-row table:style-name="ro1">
          <table:table-cell table:style-name="ce9" office:value-type="float" office:value="8.476054" calcext:value-type="float">
            <text:p>8.476054</text:p>
          </table:table-cell>
          <table:table-cell table:number-columns-repeated="1023"/>
        </table:table-row>
        <table:table-row table:style-name="ro1">
          <table:table-cell table:style-name="ce9" office:value-type="float" office:value="8.475067" calcext:value-type="float">
            <text:p>8.475067</text:p>
          </table:table-cell>
          <table:table-cell table:number-columns-repeated="1023"/>
        </table:table-row>
        <table:table-row table:style-name="ro2">
          <table:table-cell table:style-name="ce10" office:value-type="float" office:value="8.475067" calcext:value-type="float">
            <text:p>8.475067</text:p>
          </table:table-cell>
          <table:table-cell table:number-columns-repeated="1023"/>
        </table:table-row>
        <table:table-row table:style-name="ro2">
          <table:table-cell table:style-name="ce10" office:value-type="float" office:value="8.47533" calcext:value-type="float">
            <text:p>8.47533</text:p>
          </table:table-cell>
          <table:table-cell table:number-columns-repeated="1023"/>
        </table:table-row>
        <table:table-row table:style-name="ro2">
          <table:table-cell table:style-name="ce10" office:value-type="float" office:value="8.47533" calcext:value-type="float">
            <text:p>8.47533</text:p>
          </table:table-cell>
          <table:table-cell table:number-columns-repeated="1023"/>
        </table:table-row>
        <table:table-row table:style-name="ro2">
          <table:table-cell table:style-name="ce10" office:value-type="float" office:value="8.474848" calcext:value-type="float">
            <text:p>8.474848</text:p>
          </table:table-cell>
          <table:table-cell table:number-columns-repeated="1023"/>
        </table:table-row>
        <table:table-row table:style-name="ro2">
          <table:table-cell table:style-name="ce10" office:value-type="float" office:value="8.474848" calcext:value-type="float">
            <text:p>8.474848</text:p>
          </table:table-cell>
          <table:table-cell table:number-columns-repeated="1023"/>
        </table:table-row>
        <table:table-row table:style-name="ro2">
          <table:table-cell table:style-name="ce10" office:value-type="float" office:value="8.474245" calcext:value-type="float">
            <text:p>8.474245</text:p>
          </table:table-cell>
          <table:table-cell table:number-columns-repeated="1023"/>
        </table:table-row>
        <table:table-row table:style-name="ro2">
          <table:table-cell table:style-name="ce10" office:value-type="float" office:value="8.474245" calcext:value-type="float">
            <text:p>8.474245</text:p>
          </table:table-cell>
          <table:table-cell table:number-columns-repeated="1023"/>
        </table:table-row>
        <table:table-row table:style-name="ro1" table:number-rows-repeated="4">
          <table:table-cell table:style-name="ce10"/>
          <table:table-cell table:number-columns-repeated="1023"/>
        </table:table-row>
        <table:table-row table:style-name="ro2">
          <table:table-cell table:style-name="ce10" office:value-type="float" office:value="8.475" calcext:value-type="float">
            <text:p>8.475</text:p>
          </table:table-cell>
          <table:table-cell table:number-columns-repeated="1023"/>
        </table:table-row>
        <table:table-row table:style-name="ro1" table:number-rows-repeated="3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style-name="ce11" table:number-columns-repeated="4"/>
          <table:table-cell/>
          <table:table-cell table:style-name="ce11"/>
          <table:table-cell table:number-columns-repeated="1017"/>
        </table:table-row>
        <table:table-row table:style-name="ro1" table:number-rows-repeated="2">
          <table:table-cell table:style-name="ce10"/>
          <table:table-cell table:number-columns-repeated="1023"/>
        </table:table-row>
        <table:table-row table:style-name="ro2">
          <table:table-cell table:style-name="ce5" office:value-type="string" calcext:value-type="string">
            <text:p>35A</text:p>
          </table:table-cell>
          <table:table-cell table:style-name="ce11" office:value-type="string" calcext:value-type="string">
            <text:p>35A Average</text:p>
          </table:table-cell>
          <table:table-cell table:style-name="ce11" office:value-type="string" calcext:value-type="string">
            <text:p>average V on Res</text:p>
          </table:table-cell>
          <table:table-cell table:style-name="ce11" office:value-type="string" calcext:value-type="string">
            <text:p>calculated current 35A</text:p>
          </table:table-cell>
          <table:table-cell table:style-name="ce11" office:value-type="string" calcext:value-type="string">
            <text:p>Gain 35A</text:p>
          </table:table-cell>
          <table:table-cell table:style-name="ce11" office:value-type="string" calcext:value-type="string">
            <text:p>V on 1m</text:p>
          </table:table-cell>
          <table:table-cell table:number-columns-repeated="1018"/>
        </table:table-row>
        <table:table-row table:style-name="ro1">
          <table:table-cell table:style-name="ce12" office:value-type="float" office:value="1618.982" calcext:value-type="float">
            <text:p>1618.982</text:p>
          </table:table-cell>
          <table:table-cell table:formula="of:=AVERAGE([.A52:.A178])" office:value-type="float" office:value="1622.37987401575" calcext:value-type="float">
            <text:p>1622.37987401575</text:p>
          </table:table-cell>
          <table:table-cell table:formula="of:=AVERAGE([.F52:.F57])" office:value-type="float" office:value="17.4976666666667" calcext:value-type="float">
            <text:p>17.4976666666667</text:p>
          </table:table-cell>
          <table:table-cell table:formula="of:=2*[.C52]" office:value-type="float" office:value="34.9953333333333" calcext:value-type="float">
            <text:p>34.9953333333333</text:p>
          </table:table-cell>
          <table:table-cell table:formula="of:=[.D52]/[.B52]" office:value-type="float" office:value="0.0215703694885663" calcext:value-type="float">
            <text:p>0.021570369488566</text:p>
          </table:table-cell>
          <table:table-cell office:value-type="float" office:value="17.446" calcext:value-type="float">
            <text:p>17.446</text:p>
          </table:table-cell>
          <table:table-cell table:number-columns-repeated="1018"/>
        </table:table-row>
        <table:table-row table:style-name="ro1">
          <table:table-cell table:style-name="ce12" office:value-type="float" office:value="1624.823" calcext:value-type="float">
            <text:p>1624.823</text:p>
          </table:table-cell>
          <table:table-cell table:number-columns-repeated="4"/>
          <table:table-cell office:value-type="float" office:value="17.509" calcext:value-type="float">
            <text:p>17.509</text:p>
          </table:table-cell>
          <table:table-cell table:number-columns-repeated="1018"/>
        </table:table-row>
        <table:table-row table:style-name="ro1">
          <table:table-cell table:style-name="ce12" office:value-type="float" office:value="1621.6" calcext:value-type="float">
            <text:p>1621.6</text:p>
          </table:table-cell>
          <table:table-cell table:number-columns-repeated="4"/>
          <table:table-cell office:value-type="float" office:value="17.505" calcext:value-type="float">
            <text:p>17.505</text:p>
          </table:table-cell>
          <table:table-cell table:number-columns-repeated="1018"/>
        </table:table-row>
        <table:table-row table:style-name="ro1">
          <table:table-cell table:style-name="ce12" office:value-type="float" office:value="1624.219" calcext:value-type="float">
            <text:p>1624.219</text:p>
          </table:table-cell>
          <table:table-cell table:number-columns-repeated="4"/>
          <table:table-cell office:value-type="float" office:value="17.51" calcext:value-type="float">
            <text:p>17.51</text:p>
          </table:table-cell>
          <table:table-cell table:number-columns-repeated="1018"/>
        </table:table-row>
        <table:table-row table:style-name="ro1">
          <table:table-cell table:style-name="ce12" office:value-type="float" office:value="1619.586" calcext:value-type="float">
            <text:p>1619.586</text:p>
          </table:table-cell>
          <table:table-cell table:number-columns-repeated="4"/>
          <table:table-cell office:value-type="float" office:value="17.504" calcext:value-type="float">
            <text:p>17.504</text:p>
          </table:table-cell>
          <table:table-cell table:number-columns-repeated="1018"/>
        </table:table-row>
        <table:table-row table:style-name="ro1">
          <table:table-cell table:style-name="ce12" office:value-type="float" office:value="1621.6" calcext:value-type="float">
            <text:p>1621.6</text:p>
          </table:table-cell>
          <table:table-cell table:number-columns-repeated="4"/>
          <table:table-cell office:value-type="float" office:value="17.512" calcext:value-type="float">
            <text:p>17.512</text:p>
          </table:table-cell>
          <table:table-cell table:number-columns-repeated="1018"/>
        </table:table-row>
        <table:table-row table:style-name="ro1">
          <table:table-cell table:style-name="ce12" office:value-type="float" office:value="1625.327" calcext:value-type="float">
            <text:p>1625.327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319" calcext:value-type="float">
            <text:p>1624.319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319" calcext:value-type="float">
            <text:p>1624.319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12" office:value-type="float" office:value="1626.837" calcext:value-type="float">
            <text:p>1626.837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42" calcext:value-type="float">
            <text:p>1624.42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485" calcext:value-type="float">
            <text:p>1619.485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076" calcext:value-type="float">
            <text:p>1618.076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982" calcext:value-type="float">
            <text:p>1618.982</text:p>
          </table:table-cell>
          <table:table-cell table:number-columns-repeated="1023"/>
        </table:table-row>
        <table:table-row table:style-name="ro1">
          <table:table-cell table:style-name="ce12" office:value-type="float" office:value="1620.291" calcext:value-type="float">
            <text:p>1620.291</text:p>
          </table:table-cell>
          <table:table-cell table:number-columns-repeated="1023"/>
        </table:table-row>
        <table:table-row table:style-name="ro1">
          <table:table-cell table:style-name="ce12" office:value-type="float" office:value="1617.471" calcext:value-type="float">
            <text:p>1617.471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212" calcext:value-type="float">
            <text:p>1623.212</text:p>
          </table:table-cell>
          <table:table-cell table:number-columns-repeated="1023"/>
        </table:table-row>
        <table:table-row table:style-name="ro1">
          <table:table-cell table:style-name="ce12" office:value-type="float" office:value="1627.24" calcext:value-type="float">
            <text:p>1627.24</text:p>
          </table:table-cell>
          <table:table-cell table:number-columns-repeated="1023"/>
        </table:table-row>
        <table:table-row table:style-name="ro1">
          <table:table-cell table:style-name="ce12" office:value-type="float" office:value="1621.399" calcext:value-type="float">
            <text:p>1621.399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722" calcext:value-type="float">
            <text:p>1624.722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888" calcext:value-type="float">
            <text:p>1619.888</text:p>
          </table:table-cell>
          <table:table-cell table:number-columns-repeated="1023"/>
        </table:table-row>
        <table:table-row table:style-name="ro1">
          <table:table-cell table:style-name="ce12" office:value-type="float" office:value="1622.809" calcext:value-type="float">
            <text:p>1622.809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514" calcext:value-type="float">
            <text:p>1623.514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212" calcext:value-type="float">
            <text:p>1623.212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816" calcext:value-type="float">
            <text:p>1623.816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12" office:value-type="float" office:value="1620.392" calcext:value-type="float">
            <text:p>1620.392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586" calcext:value-type="float">
            <text:p>1619.586</text:p>
          </table:table-cell>
          <table:table-cell table:number-columns-repeated="1023"/>
        </table:table-row>
        <table:table-row table:style-name="ro1">
          <table:table-cell table:style-name="ce12" office:value-type="float" office:value="1622.507" calcext:value-type="float">
            <text:p>1622.507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615" calcext:value-type="float">
            <text:p>1623.615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514" calcext:value-type="float">
            <text:p>1623.514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622" calcext:value-type="float">
            <text:p>1624.622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219" calcext:value-type="float">
            <text:p>1624.219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615" calcext:value-type="float">
            <text:p>1623.615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125" calcext:value-type="float">
            <text:p>1625.125</text:p>
          </table:table-cell>
          <table:table-cell table:number-columns-repeated="1023"/>
        </table:table-row>
        <table:table-row table:style-name="ro1">
          <table:table-cell table:style-name="ce12" office:value-type="float" office:value="1616.364" calcext:value-type="float">
            <text:p>1616.364</text:p>
          </table:table-cell>
          <table:table-cell table:style-name="ce11" table:number-columns-repeated="4"/>
          <table:table-cell/>
          <table:table-cell table:style-name="ce11"/>
          <table:table-cell table:number-columns-repeated="1017"/>
        </table:table-row>
        <table:table-row table:style-name="ro1">
          <table:table-cell table:style-name="ce12" office:value-type="float" office:value="1622.104" calcext:value-type="float">
            <text:p>1622.104</text:p>
          </table:table-cell>
          <table:table-cell table:number-columns-repeated="1023"/>
        </table:table-row>
        <table:table-row table:style-name="ro1">
          <table:table-cell table:style-name="ce12" office:value-type="float" office:value="1622.003" calcext:value-type="float">
            <text:p>1622.003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319" calcext:value-type="float">
            <text:p>1624.319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823" calcext:value-type="float">
            <text:p>1624.823</text:p>
          </table:table-cell>
          <table:table-cell table:number-columns-repeated="1023"/>
        </table:table-row>
        <table:table-row table:style-name="ro1">
          <table:table-cell table:style-name="ce12" office:value-type="float" office:value="1621.5" calcext:value-type="float">
            <text:p>1621.5</text:p>
          </table:table-cell>
          <table:table-cell table:number-columns-repeated="1023"/>
        </table:table-row>
        <table:table-row table:style-name="ro1">
          <table:table-cell table:style-name="ce12" office:value-type="float" office:value="1621.802" calcext:value-type="float">
            <text:p>1621.802</text:p>
          </table:table-cell>
          <table:table-cell table:number-columns-repeated="1023"/>
        </table:table-row>
        <table:table-row table:style-name="ro1">
          <table:table-cell table:style-name="ce12" office:value-type="float" office:value="1622.708" calcext:value-type="float">
            <text:p>1622.708</text:p>
          </table:table-cell>
          <table:table-cell table:number-columns-repeated="1023"/>
        </table:table-row>
        <table:table-row table:style-name="ro1">
          <table:table-cell table:style-name="ce12" office:value-type="float" office:value="1622.91" calcext:value-type="float">
            <text:p>1622.91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111" calcext:value-type="float">
            <text:p>1623.111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219" calcext:value-type="float">
            <text:p>1624.219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615" calcext:value-type="float">
            <text:p>1623.615</text:p>
          </table:table-cell>
          <table:table-cell table:number-columns-repeated="1023"/>
        </table:table-row>
        <table:table-row table:style-name="ro1">
          <table:table-cell table:style-name="ce12" office:value-type="float" office:value="1620.19" calcext:value-type="float">
            <text:p>1620.19</text:p>
          </table:table-cell>
          <table:table-cell table:number-columns-repeated="1023"/>
        </table:table-row>
        <table:table-row table:style-name="ro1">
          <table:table-cell table:style-name="ce12" office:value-type="float" office:value="1622.104" calcext:value-type="float">
            <text:p>1622.104</text:p>
          </table:table-cell>
          <table:table-cell table:number-columns-repeated="1023"/>
        </table:table-row>
        <table:table-row table:style-name="ro1">
          <table:table-cell table:style-name="ce12" office:value-type="float" office:value="1621.802" calcext:value-type="float">
            <text:p>1621.802</text:p>
          </table:table-cell>
          <table:table-cell table:number-columns-repeated="1023"/>
        </table:table-row>
        <table:table-row table:style-name="ro1">
          <table:table-cell table:style-name="ce12" office:value-type="float" office:value="1622.708" calcext:value-type="float">
            <text:p>1622.708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01" calcext:value-type="float">
            <text:p>1623.01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615" calcext:value-type="float">
            <text:p>1623.615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219" calcext:value-type="float">
            <text:p>1624.219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521" calcext:value-type="float">
            <text:p>1624.521</text:p>
          </table:table-cell>
          <table:table-cell table:number-columns-repeated="1023"/>
        </table:table-row>
        <table:table-row table:style-name="ro1">
          <table:table-cell table:style-name="ce12" office:value-type="float" office:value="1622.205" calcext:value-type="float">
            <text:p>1622.205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427" calcext:value-type="float">
            <text:p>1625.427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888" calcext:value-type="float">
            <text:p>1619.888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017" calcext:value-type="float">
            <text:p>1624.017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132" calcext:value-type="float">
            <text:p>1626.132</text:p>
          </table:table-cell>
          <table:table-cell table:number-columns-repeated="1023"/>
        </table:table-row>
        <table:table-row table:style-name="ro1">
          <table:table-cell table:style-name="ce12" office:value-type="float" office:value="1616.666" calcext:value-type="float">
            <text:p>1616.666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781" calcext:value-type="float">
            <text:p>1618.781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12" office:value-type="float" office:value="1623.715" calcext:value-type="float">
            <text:p>1623.715</text:p>
          </table:table-cell>
          <table:table-cell table:number-columns-repeated="1023"/>
        </table:table-row>
        <table:table-row table:style-name="ro1">
          <table:table-cell table:style-name="ce12" office:value-type="float" office:value="1622.507" calcext:value-type="float">
            <text:p>1622.507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521" calcext:value-type="float">
            <text:p>1624.521</text:p>
          </table:table-cell>
          <table:table-cell table:number-columns-repeated="1023"/>
        </table:table-row>
        <table:table-row table:style-name="ro1">
          <table:table-cell table:style-name="ce12" office:value-type="float" office:value="1622.104" calcext:value-type="float">
            <text:p>1622.104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989" calcext:value-type="float">
            <text:p>1619.989</text:p>
          </table:table-cell>
          <table:table-cell table:number-columns-repeated="1023"/>
        </table:table-row>
        <table:table-row table:style-name="ro1">
          <table:table-cell table:style-name="ce12" office:value-type="float" office:value="1617.068" calcext:value-type="float">
            <text:p>1617.068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125" calcext:value-type="float">
            <text:p>1625.125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01" calcext:value-type="float">
            <text:p>1623.01</text:p>
          </table:table-cell>
          <table:table-cell table:number-columns-repeated="1023"/>
        </table:table-row>
        <table:table-row table:style-name="ro1">
          <table:table-cell table:style-name="ce12" office:value-type="float" office:value="1617.975" calcext:value-type="float">
            <text:p>1617.975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083" calcext:value-type="float">
            <text:p>1619.083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212" calcext:value-type="float">
            <text:p>1623.212</text:p>
          </table:table-cell>
          <table:table-cell table:number-columns-repeated="1023"/>
        </table:table-row>
        <table:table-row table:style-name="ro1">
          <table:table-cell table:style-name="ce12" office:value-type="float" office:value="1621.298" calcext:value-type="float">
            <text:p>1621.298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478" calcext:value-type="float">
            <text:p>1618.478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521" calcext:value-type="float">
            <text:p>1624.521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083" calcext:value-type="float">
            <text:p>1619.0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7.975" calcext:value-type="float">
            <text:p>1617.975</text:p>
          </table:table-cell>
          <table:table-cell table:number-columns-repeated="1023"/>
        </table:table-row>
        <table:table-row table:style-name="ro1">
          <table:table-cell table:style-name="ce12" office:value-type="float" office:value="1617.27" calcext:value-type="float">
            <text:p>1617.27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722" calcext:value-type="float">
            <text:p>1624.722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427" calcext:value-type="float">
            <text:p>1625.427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722" calcext:value-type="float">
            <text:p>1624.722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938" calcext:value-type="float">
            <text:p>1626.938</text:p>
          </table:table-cell>
          <table:table-cell table:number-columns-repeated="1023"/>
        </table:table-row>
        <table:table-row table:style-name="ro1">
          <table:table-cell table:style-name="ce12" office:value-type="float" office:value="1621.902" calcext:value-type="float">
            <text:p>1621.902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521" calcext:value-type="float">
            <text:p>1624.521</text:p>
          </table:table-cell>
          <table:table-cell table:number-columns-repeated="1023"/>
        </table:table-row>
        <table:table-row table:style-name="ro1">
          <table:table-cell table:style-name="ce12" office:value-type="float" office:value="1620.996" calcext:value-type="float">
            <text:p>1620.996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68" calcext:value-type="float">
            <text:p>1618.68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917" calcext:value-type="float">
            <text:p>1623.917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788" calcext:value-type="float">
            <text:p>1619.788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118" calcext:value-type="float">
            <text:p>1624.118</text:p>
          </table:table-cell>
          <table:table-cell table:number-columns-repeated="1023"/>
        </table:table-row>
        <table:table-row table:style-name="ro1">
          <table:table-cell table:style-name="ce12" office:value-type="float" office:value="1621.399" calcext:value-type="float">
            <text:p>1621.399</text:p>
          </table:table-cell>
          <table:table-cell table:number-columns-repeated="1023"/>
        </table:table-row>
        <table:table-row table:style-name="ro1">
          <table:table-cell table:style-name="ce12" office:value-type="float" office:value="1616.464" calcext:value-type="float">
            <text:p>1616.464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478" calcext:value-type="float">
            <text:p>1618.478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312" calcext:value-type="float">
            <text:p>1623.312</text:p>
          </table:table-cell>
          <table:table-cell table:number-columns-repeated="1023"/>
        </table:table-row>
        <table:table-row table:style-name="ro1">
          <table:table-cell table:style-name="ce12" office:value-type="float" office:value="1616.464" calcext:value-type="float">
            <text:p>1616.464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68" calcext:value-type="float">
            <text:p>1618.68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434" calcext:value-type="float">
            <text:p>1626.434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823" calcext:value-type="float">
            <text:p>1624.823</text:p>
          </table:table-cell>
          <table:table-cell table:number-columns-repeated="1023"/>
        </table:table-row>
        <table:table-row table:style-name="ro1">
          <table:table-cell table:style-name="ce12" office:value-type="float" office:value="1621.701" calcext:value-type="float">
            <text:p>1621.701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378" calcext:value-type="float">
            <text:p>1618.378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622" calcext:value-type="float">
            <text:p>1624.622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42" calcext:value-type="float">
            <text:p>1624.42</text:p>
          </table:table-cell>
          <table:table-cell table:number-columns-repeated="1023"/>
        </table:table-row>
        <table:table-row table:style-name="ro1">
          <table:table-cell table:style-name="ce12" office:value-type="float" office:value="1621.802" calcext:value-type="float">
            <text:p>1621.802</text:p>
          </table:table-cell>
          <table:table-cell table:number-columns-repeated="1023"/>
        </table:table-row>
        <table:table-row table:style-name="ro1">
          <table:table-cell table:style-name="ce12" office:value-type="float" office:value="1621.298" calcext:value-type="float">
            <text:p>1621.298</text:p>
          </table:table-cell>
          <table:table-cell table:number-columns-repeated="1023"/>
        </table:table-row>
        <table:table-row table:style-name="ro1">
          <table:table-cell table:style-name="ce12" office:value-type="float" office:value="1617.673" calcext:value-type="float">
            <text:p>1617.673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722" calcext:value-type="float">
            <text:p>1624.722</text:p>
          </table:table-cell>
          <table:table-cell table:number-columns-repeated="1023"/>
        </table:table-row>
        <table:table-row table:style-name="ro1">
          <table:table-cell table:style-name="ce12" office:value-type="float" office:value="1616.565" calcext:value-type="float">
            <text:p>1616.565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924" calcext:value-type="float">
            <text:p>1624.924</text:p>
          </table:table-cell>
          <table:table-cell table:number-columns-repeated="1023"/>
        </table:table-row>
        <table:table-row table:style-name="ro1">
          <table:table-cell table:style-name="ce12" office:value-type="float" office:value="1622.406" calcext:value-type="float">
            <text:p>1622.406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385" calcext:value-type="float">
            <text:p>1619.385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434" calcext:value-type="float">
            <text:p>1626.434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111" calcext:value-type="float">
            <text:p>1623.111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125" calcext:value-type="float">
            <text:p>1625.125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917" calcext:value-type="float">
            <text:p>1623.917</text:p>
          </table:table-cell>
          <table:table-cell table:number-columns-repeated="1023"/>
        </table:table-row>
        <table:table-row table:style-name="ro1">
          <table:table-cell table:style-name="ce12" office:value-type="float" office:value="1621.198" calcext:value-type="float">
            <text:p>1621.198</text:p>
          </table:table-cell>
          <table:table-cell table:number-columns-repeated="1023"/>
        </table:table-row>
        <table:table-row table:style-name="ro1">
          <table:table-cell table:style-name="ce12" office:value-type="float" office:value="1621.701" calcext:value-type="float">
            <text:p>1621.701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334" calcext:value-type="float">
            <text:p>1626.334</text:p>
          </table:table-cell>
          <table:table-cell table:number-columns-repeated="1023"/>
        </table:table-row>
        <table:table-row table:style-name="ro1">
          <table:table-cell table:style-name="ce12" office:value-type="float" office:value="1626.132" calcext:value-type="float">
            <text:p>1626.132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327" calcext:value-type="float">
            <text:p>1625.327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83" calcext:value-type="float">
            <text:p>1625.83</text:p>
          </table:table-cell>
          <table:table-cell table:number-columns-repeated="1023"/>
        </table:table-row>
        <table:table-row table:style-name="ro1">
          <table:table-cell table:style-name="ce12" office:value-type="float" office:value="1622.809" calcext:value-type="float">
            <text:p>1622.809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917" calcext:value-type="float">
            <text:p>1623.917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816" calcext:value-type="float">
            <text:p>1623.816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622" calcext:value-type="float">
            <text:p>1624.622</text:p>
          </table:table-cell>
          <table:table-cell table:number-columns-repeated="1023"/>
        </table:table-row>
        <table:table-row table:style-name="ro1">
          <table:table-cell table:style-name="ce12" office:value-type="float" office:value="1622.91" calcext:value-type="float">
            <text:p>1622.91</text:p>
          </table:table-cell>
          <table:table-cell table:number-columns-repeated="1023"/>
        </table:table-row>
        <table:table-row table:style-name="ro1">
          <table:table-cell table:style-name="ce12" office:value-type="float" office:value="1622.305" calcext:value-type="float">
            <text:p>1622.305</text:p>
          </table:table-cell>
          <table:table-cell table:number-columns-repeated="1023"/>
        </table:table-row>
        <table:table-row table:style-name="ro1">
          <table:table-cell table:style-name="ce12" office:value-type="float" office:value="1622.305" calcext:value-type="float">
            <text:p>1622.305</text:p>
          </table:table-cell>
          <table:table-cell table:number-columns-repeated="1023"/>
        </table:table-row>
        <table:table-row table:style-name="ro1">
          <table:table-cell table:style-name="ce12" office:value-type="float" office:value="1625.729" calcext:value-type="float">
            <text:p>1625.729</text:p>
          </table:table-cell>
          <table:table-cell table:number-columns-repeated="1023"/>
        </table:table-row>
        <table:table-row table:style-name="ro1" table:number-rows-repeated="11">
          <table:table-cell table:style-name="ce12"/>
          <table:table-cell table:number-columns-repeated="1023"/>
        </table:table-row>
        <table:table-row table:style-name="ro1" table:number-rows-repeated="123">
          <table:table-cell table:style-name="ce10"/>
          <table:table-cell table:number-columns-repeated="1023"/>
        </table:table-row>
        <table:table-row table:style-name="ro1" table:number-rows-repeated="10482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09:58:43.9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2-18T10:05:47.075000000</dc:date>
    <meta:editing-duration>PT5H49M31S</meta:editing-duration>
    <meta:editing-cycles>102</meta:editing-cycles>
    <meta:document-statistic meta:table-count="1" meta:cell-count="1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2:Sheet1.A39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2:Sheet1.A39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476054">
                <text:p>8.476054</text:p>
                <draw:g>
                  <svg:desc>Sheet1.A22:Sheet1.A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476054">
                <text:p>8.476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475813">
                <text:p>8.4758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75813">
                <text:p>8.475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475537">
                <text:p>8.4755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476054">
                <text:p>8.476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75776">
                <text:p>8.4757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475776">
                <text:p>8.475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475451">
                <text:p>8.475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476054">
                <text:p>8.4760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475067">
                <text:p>8.4750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475067">
                <text:p>8.475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7533">
                <text:p>8.475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47533">
                <text:p>8.475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474848">
                <text:p>8.4748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474848">
                <text:p>8.4748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474245">
                <text:p>8.4742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474245">
                <text:p>8.474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